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Alan Marcell de Oliveira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Resume</text:h>
      <text:h text:style-name="Heading_20_3" text:outline-level="3">Professional Goal</text:h>
      <text:p text:style-name="First_20_paragraph">FullStack Developer</text:p>
      <text:h text:style-name="Heading_20_3" text:outline-level="3">Preferred Technologies</text:h>
      <text:p text:style-name="First_20_paragraph">React, GraphQL, NodeJS, Docker, ES6, Typescript, MongoDB, Enzyme, Netlify.</text:p>
      <text:h text:style-name="Heading_20_3" text:outline-level="3">Preferred Methodologies</text:h>
      <text:p text:style-name="First_20_paragraph">Functional Programming, Test Driven Design (TDD), Clean Code, Mobile First.</text:p>
      <text:h text:style-name="Heading_20_3" text:outline-level="3">Preferred Tools</text:h>
      <text:p text:style-name="First_20_paragraph">Visual Studio Code, Github, Linux, Terminator, Fish, Travis.</text:p>
      <text:p text:style-name="Horizontal_20_Line"/>
      <text:h text:style-name="Heading_20_2" text:outline-level="2">Professional experience</text:h>
      <text:h text:style-name="Heading_20_3" text:outline-level="3"><text:span text:style-name="T1">Budbuds.us</text:span> - Fullstack Developer</text:h>
      <text:p text:style-name="First_20_paragraph"><text:span text:style-name="Source_Text">01/11/2017 – 01/03/2018</text:span></text:p>
      <text:p text:style-name="Text_20_body">Cross-platform application developed in React Native</text:p>
      <text:list text:style-name="L1">
        <text:list-item>
          <text:p text:style-name="P1"><text:span text:style-name="T1">Main Technologies:</text:span> React Native, Graphql, NodeJs, Docker, Hapi, Postgress, Redux, Redux-Saga, Jest, Enzyme</text:p>
        </text:list-item>
        <text:list-item>
          <text:p text:style-name="P1"><text:span text:style-name="T1">Main methodologies:</text:span> Clean Code, TDD, MVP Canvas</text:p>
        </text:list-item>
      </text:list>
      <text:h text:style-name="Heading_20_3" text:outline-level="3"><text:span text:style-name="T1">Accenture</text:span> - Digital Business Integration Analyst</text:h>
      <text:p text:style-name="First_20_paragraph"><text:span text:style-name="Source_Text">01/08/2017 – 01/11/2017</text:span></text:p>
      <text:h text:style-name="Heading_20_3" text:outline-level="3"><text:span text:style-name="T1">FCamara Training and Consulting</text:span> - FullStack Developer</text:h>
      <text:p text:style-name="First_20_paragraph"><text:span text:style-name="Source_Text">07/12/2016 – 09/06/2017</text:span></text:p>
      <text:h text:style-name="Heading_20_5" text:outline-level="5">Linkapi - Integration Platform</text:h>
      <text:list text:style-name="L2">
        <text:list-item>
          <text:p text:style-name="P2"><text:span text:style-name="T1">Main Technologies:</text:span> NodeJS, MongoDB, Docker, RabbitMQ, Pm2, Mocha, ES6</text:p>
        </text:list-item>
        <text:list-item>
          <text:p text:style-name="P2"><text:span text:style-name="T1">Main methodologies:</text:span> Clean Code, TDD, MVP Canvas</text:p>
        </text:list-item>
      </text:list>
      <text:h text:style-name="Heading_20_5" text:outline-level="5">Bematech GDI - App in Ionic 2 for POS Report Management</text:h>
      <text:list text:style-name="L3">
        <text:list-item>
          <text:p text:style-name="P3"><text:span text:style-name="T1">Main Technologies:</text:span> Ionic 2, Angular2, Typescript</text:p>
        </text:list-item>
        <text:list-item>
          <text:p text:style-name="P3"><text:span text:style-name="T1">Main methodologies:</text:span> Clean Code</text:p>
        </text:list-item>
      </text:list>
      <text:h text:style-name="Heading_20_5" text:outline-level="5">E-commerce performance analysis project in ASP.NET</text:h>
      <text:list text:style-name="L4">
        <text:list-item>
          <text:p text:style-name="P4"><text:span text:style-name="T1">Main Technologies:</text:span> Visual Studio Web Test, New Relic, Dynatrace, Fiddler</text:p>
        </text:list-item>
      </text:list>
      <text:h text:style-name="Heading_20_5" text:outline-level="5">Winner of the Big Hackaton-ONU at Campus Party 10 - Health Keeper Project</text:h>
      <text:list text:style-name="L5">
        <text:list-item>
          <text:p text:style-name="P5"><text:span text:style-name="T1">Main Technologies:</text:span> AngularJs, NodeJS, MongoDB, Express</text:p>
        </text:list-item>
        <text:list-item>
          <text:p text:style-name="P5"><text:span text:style-name="T1">Main methodologies:</text:span> MVP Canvas, Lean Startup, Agile Development</text:p>
        </text:list-item>
      </text:list>
      <text:h text:style-name="Heading_20_3" text:outline-level="3"><text:span text:style-name="T1">Ângelo Ocanã Consulting and Training</text:span> - Trainee</text:h>
      <text:p text:style-name="First_20_paragraph"><text:span text:style-name="Source_Text">13/04/2016 – 13/10/2016</text:span></text:p>
      <text:h text:style-name="Heading_20_5" text:outline-level="5">Staffgeist - Web App for Workplace Assessment</text:h>
      <text:list text:style-name="L6">
        <text:list-item>
          <text:p text:style-name="P6"><text:span text:style-name="T1">Main Technologies:</text:span> MVC, API, Angular JS, .NET 4.5 using C# language</text:p>
        </text:list-item>
        <text:list-item>
          <text:p text:style-name="P6"><text:span text:style-name="T1">Main methodologies:</text:span> Domain Driven Design (DDD), Test Domain Development (TDD)</text:p>
        </text:list-item>
        <text:list-item>
          <text:p text:style-name="P6"><text:span text:style-name="T1">Database:</text:span> MongoDB</text:p>
        </text:list-item>
      </text:list>
      <text:h text:style-name="Heading_20_3" text:outline-level="3"><text:span text:style-name="T1">Reorder IT Consulting</text:span> - Support Analyst</text:h>
      <text:p text:style-name="First_20_paragraph">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h text:style-name="Heading_20_3" text:outline-level="3"><text:span text:style-name="T1">VIP Systems</text:span> - Support Analyst</text:h>
      <text:p text:style-name="First_20_paragraph">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h text:style-name="Heading_20_3" text:outline-level="3"><text:span text:style-name="T1">Sitel Brasil</text:span> - Support Analyst</text:h>
      <text:p text:style-name="First_20_paragraph"><text:span text:style-name="Source_Text">12/2012 - 02/2013</text:span></text:p>
      <text:p text:style-name="Text_20_body">Service and support for equipment in Lenovo Warranty.</text:p>
      <text:p text:style-name="Horizontal_20_Line"/>
      <text:h text:style-name="Heading_20_2" text:outline-level="2">Profile</text:h>
      <text:h text:style-name="Heading_20_3" text:outline-level="3">Formation</text:h>
      <text:h text:style-name="Heading_20_4" text:outline-level="4"><text:span text:style-name="T1">Analysis and Systems Development</text:span></text:h>
      <text:p text:style-name="First_20_paragraph">Fatec Carapicuiba</text:p>
      <text:p text:style-name="Text_20_body"><text:span text:style-name="Source_Text">02/2016 – Current</text:span></text:p>
      <text:p text:style-name="Text_20_body"><text:span text:style-name="Source_Text">02/2013 – 06/2013</text:span></text:p>
      <text:h text:style-name="Heading_20_4" text:outline-level="4"><text:span text:style-name="T1">Web Design</text:span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span text:style-name="T1">High School</text:span></text:h>
      <text:p text:style-name="First_20_paragraph">Federal Institute of Education, Science and Technology of São Paulo</text:p>
      <text:h text:style-name="Heading_20_4" text:outline-level="4"><text:span text:style-name="T1">Teens Office Course</text:span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Courses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Languages</text:h>
      <text:list text:style-name="L8">
        <text:list-item>
          <text:p text:style-name="P8"><text:span text:style-name="T1">English:</text:span> Advanced</text:p>
        </text:list-item>
        <text:list-item>
          <text:p text:style-name="P8"><text:span text:style-name="T1">Spanish:</text:span> Proficient</text:p>
        </text:list-item>
        <text:list-item>
          <text:p text:style-name="P8"><text:span text:style-name="T1">French:</text:span> Beginner</text:p>
        </text:list-item>
      </text:list>
      <text:h text:style-name="Heading_20_3" text:outline-level="3">Knowledge</text:h>
      <text:p text:style-name="First_20_paragraph"><text:span text:style-name="T1">Technology:</text:span> NodeJS, React, GraphQL, Docker, Angular, Typescript, Web API, HTML5, SASS, MongoDB, Ionic2, Mocha, Python, AWS Lambda.</text:p>
      <text:p text:style-name="Text_20_body"><text:span text:style-name="T1">Methodologies:</text:span> Functional Programming, Test Driven Design (TDD), Domain Driven Design (DDD), MVP Canvas, Design Thinking, Lean StartUp, Clean Code, Mobile First.</text:p>
      <text:p text:style-name="Text_20_body"><text:span text:style-name="T1">Tool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